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ec9c" officeooo:paragraph-rsid="0018ec9c"/>
    </style:style>
    <style:style style:name="P2" style:family="paragraph" style:parent-style-name="Standard">
      <style:text-properties fo:font-size="16pt" officeooo:rsid="0018ec9c" officeooo:paragraph-rsid="0022aa7b" style:font-size-asian="14pt" style:font-size-complex="16pt"/>
    </style:style>
    <style:style style:name="P3" style:family="paragraph" style:parent-style-name="Standard">
      <style:text-properties fo:font-size="16pt" officeooo:rsid="0018ec9c" officeooo:paragraph-rsid="002400e6" style:font-size-asian="14pt" style:font-size-complex="16pt"/>
    </style:style>
    <style:style style:name="P4" style:family="paragraph" style:parent-style-name="Standard">
      <style:text-properties fo:font-size="16pt" officeooo:rsid="0018ec9c" officeooo:paragraph-rsid="00245a6f" style:font-size-asian="14pt" style:font-size-complex="16pt"/>
    </style:style>
    <style:style style:name="T1" style:family="text">
      <style:text-properties officeooo:rsid="001aca21"/>
    </style:style>
    <style:style style:name="T2" style:family="text">
      <style:text-properties officeooo:rsid="001def3c"/>
    </style:style>
    <style:style style:name="T3" style:family="text">
      <style:text-properties officeooo:rsid="002187b7"/>
    </style:style>
    <style:style style:name="T4" style:family="text">
      <style:text-properties officeooo:rsid="0022aa7b"/>
    </style:style>
    <style:style style:name="T5" style:family="text">
      <style:text-properties officeooo:rsid="002400e6"/>
    </style:style>
    <style:style style:name="T6" style:family="text">
      <style:text-properties officeooo:rsid="00245a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he Perfect American Recitation of the Century</text:p>
      <text:p text:style-name="P1">Chapter 11: Hud</text:p>
      <text:p text:style-name="P1"/>
      <text:p text:style-name="P1">Sign 88</text:p>
      <text:p text:style-name="P1"/>
      <text:p text:style-name="P2">He said, </text:p>
      <text:p text:style-name="P2"/>
      <text:p text:style-name="P2"><text:tab/>“<text:span text:style-name="T4">Oh you, people of mine!</text:span></text:p>
      <text:p text:style-name="P2"/>
      <text:p text:style-name="P2"><text:tab/> <text:s/>Have you seen that I <text:span text:style-name="T4">am upon</text:span> Clear Proof from my Lord? </text:p>
      <text:p text:style-name="P2"><text:tab/> <text:s/></text:p>
      <text:p text:style-name="P2"><text:tab/> <text:s/>And <text:span text:style-name="T4">that </text:span>He has Provided for me, </text:p>
      <text:p text:style-name="P2"><text:tab/> <text:s/>from Him; </text:p>
      <text:p text:style-name="P2"><text:tab/></text:p>
      <text:p text:style-name="P2"><text:span text:style-name="T4"><text:tab/> <text:s/>A</text:span> Sustaining; </text:p>
      <text:p text:style-name="P2"><text:span text:style-name="T3"><text:tab/> <text:s/>Perfect</text:span> Deeds.</text:p>
      <text:p text:style-name="P2"/>
      <text:p text:style-name="P4"><text:span text:style-name="T1"><text:tab/> <text:s/>And </text:span><text:span text:style-name="T6">that I do not care, to</text:span><text:span text:style-name="T1"> </text:span><text:span text:style-name="T6">differ</text:span><text:span text:style-name="T1"> with you;</text:span></text:p>
      <text:p text:style-name="P4"><text:span text:style-name="T1"><text:tab/> <text:s/></text:span><text:span text:style-name="T6">I</text:span><text:span text:style-name="T1">n what </text:span><text:span text:style-name="T6">We</text:span><text:span text:style-name="T1"> forbade to you all;</text:span></text:p>
      <text:p text:style-name="P4"><text:span text:style-name="T1"><text:tab/> <text:s/></text:span><text:span text:style-name="T6">F</text:span><text:span text:style-name="T1">rom </text:span><text:span text:style-name="T6">it</text:span><text:span text:style-name="T1">;</text:span></text:p>
      <text:p text:style-name="P4"><text:span text:style-name="T1"><text:tab/> <text:s/></text:span><text:span text:style-name="T6">On His Authority.</text:span><text:span text:style-name="T1"> </text:span></text:p>
      <text:p text:style-name="P2"/>
      <text:p text:style-name="P3"><text:span text:style-name="T2"><text:tab/> <text:s/></text:span><text:span text:style-name="T6">Not do I care</text:span><text:span text:style-name="T2">, except </text:span><text:span text:style-name="T6">for </text:span><text:span text:style-name="T4">The Reconciliation;</text:span><text:span text:style-name="T2"> </text:span></text:p>
      <text:p text:style-name="P3"><text:span text:style-name="T2"><text:tab/> <text:s/></text:span><text:span text:style-name="T6">To whatever extent,</text:span><text:span text:style-name="T2"> as I </text:span><text:span text:style-name="T6">am Capable</text:span><text:span text:style-name="T2">; </text:span></text:p>
      <text:p text:style-name="P3"/>
      <text:p text:style-name="P3"><text:span text:style-name="T2"><text:tab/> <text:s/>And that my Harmonization is not, except with God; </text:span></text:p>
      <text:p text:style-name="P3"/>
      <text:p text:style-name="P3"><text:span text:style-name="T2"><text:tab/> <text:s/>Upon Him I trust, and to Him I tur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4:55:21.987000000</meta:creation-date>
    <meta:generator>LibreOffice/7.6.4.1$Windows_X86_64 LibreOffice_project/e19e193f88cd6c0525a17fb7a176ed8e6a3e2aa1</meta:generator>
    <dc:date>2025-04-22T23:30:15.934000000</dc:date>
    <meta:editing-duration>PT7H40M24S</meta:editing-duration>
    <meta:editing-cycles>9</meta:editing-cycles>
    <meta:print-date>2025-04-22T21:21:58.646000000</meta:print-date>
    <meta:printed-by>PDF files</meta:printed-by>
    <meta:document-statistic meta:table-count="0" meta:image-count="0" meta:object-count="0" meta:page-count="1" meta:paragraph-count="20" meta:word-count="99" meta:character-count="540" meta:non-whitespace-character-count="406"/>
  </office:meta>
</office:document-meta>
</file>